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Droid Sans Thai" fo:font-weight="bold" style:font-weight-asian="bold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Droid Sans Thai"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Droid Sans Thai"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Droid Sans Thai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 Tha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Droid Sans Thai"/>
    </style:style>
    <style:style style:name="T5" style:family="text">
      <style:text-properties style:font-name="Droid Sans Thai" fo:font-weight="bold" style:font-weight-asian="bold" style:font-weight-complex="bold"/>
    </style:style>
    <style:style style:name="T6" style:family="text">
      <style:text-properties style:font-name="Droid Sans Thai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Memahami konsep trunk, branch dan tags di subversion</text:p>
      <text:p text:style-name="P6"><text:span text:style-name="T5"><text:s/></text:span><text:span text:style-name="T6">Author : Putera Kahfi Email :</text:span><text:a xlink:type="simple" xlink:href="mailto:puterakahfi@gmail.com"><text:span text:style-name="T6">puterakahfi@gmail.com</text:span></text:a><text:span text:style-name="T6"> blog: </text:span><text:a xlink:type="simple" xlink:href="http://codejunior.net/"><text:span text:style-name="T7">http://codejunior.net</text:span></text:a></text:p>
      <text:p text:style-name="Horizontal_20_Line"/>
      <text:p text:style-name="P1"/>
      <text:p text:style-name="P3">Banyak yang bingung dengan konsep <text:span text:style-name="T3">trunk</text:span><text:span text:style-name="T2">, </text:span><text:span text:style-name="T3">branch</text:span> dan <text:span text:style-name="T3">tags</text:span> dalam proses <text:span text:style-name="T2">software development,</text:span> kebanyakan bingung dengan tujuan di buatnya konsep tersebut, dan kalaupun <text:s/>melakukan <text:span text:style-name="T2">development</text:span> menggunakan <text:span text:style-name="T2">subversion</text:span> itu hanya berkisar di <text:span text:style-name="T1">trunk</text:span> saja , tidak melibatkan <text:span text:style-name="T3">branch</text:span> apalagi <text:span text:style-name="T3">tags</text:span> hal ini dapat di <text:s/>maklumi jika proses <text:span text:style-name="T2">software development</text:span> masih dalam skala yang kecil, bagaimana dengan software yang cukup besar, hal ini akan menyusahkan jika hanya berkisar di <text:span text:style-name="T3">trunk</text:span> saja</text:p>
      <text:p text:style-name="P3"/>
      <text:p text:style-name="P3">Ambil sebuah contoh kasus, kita <text:span text:style-name="T2">development</text:span> software Sistem Informasi Akuntansi versi 1.0, <text:span text:style-name="T2">software</text:span> ini kita release dan sudah banyak client yang menggunakan, kemudian kita develop versi 2.0 dengan fitur-fitur yang lebih banyak. Ditengah jalan ternyata <text:span text:style-name="T2">client</text:span> yang menggunakan versi 1.0 menemukan bugs di salah satu modulenya. Tentu kita tidak ingin develop versi 2.0 ke client yang masih development dan unstable ( <text:span text:style-name="T8">lagian client kan beli versi 1.0 masak di beri versi 2.0 </text:span>).</text:p>
      <text:p text:style-name="P3"/>
      <text:p text:style-name="P3">Bagaimana caranya agar bugs bisa di perbaiki dan di deliver ke client, tanpa harus mengganggu proses development yang sedang berlangsung ? Solusinya adalah menggunakan branch dan tag</text:p>
      <text:p text:style-name="P3"/>
      <text:p text:style-name="P3">Untuk memperjelas pemahaman anda, maka kita akan bahas satu persatu apa yang di maksud dengan trunk, branc dan tags dan implementasinya.</text:p>
      <text:p text:style-name="P3"/>
      <text:p text:style-name="P3"/>
      <text:p text:style-name="P3"/>
      <text:list xml:id="list49581893" text:style-name="L1">
        <text:list-item>
          <text:p text:style-name="P2"><text:soft-page-break/>Trunk ( batang)</text:p>
          <text:p text:style-name="P2"/>
          <text:p text:style-name="P4">Trunk berisi program terbaru, artinya trunk merupakan induk dari semua program yang paling update, disinilah biasanya proses development dilakukan, <text:s/>penambahan feature, bug fixing dilakukan di sini sampai software di anggap sudah siap masuk ke fase testing sebelum release.</text:p>
          <text:p text:style-name="P4"/>
        </text:list-item>
        <text:list-item>
          <text:p text:style-name="P2">Branch (cabang)</text:p>
          <text:p text:style-name="P2"/>
          <text:p text:style-name="P4">Kenapa di sebut branch(cabang), karena memang isinya adalah cabang dari trunk, kalo sebelumnya trunk berisi program terbaru, branch <text:s/>berisi program-program yang sebelumnya, di sinilah versi-versi software tersimpan (beta, cr, 1.0, dst) .</text:p>
          <text:p text:style-name="P4"/>
        </text:list-item>
      </text:list>
      <text:p text:style-name="P3"><text:tab/>Setelah melalui fase development di trunk, dan di rasa sudah cukup untuk di release, <text:tab/>maka software akan <text:s/>di buat branch ( misalnya release-1.0), di fase branch software <text:tab/>masih dalam tahap testing dan development untuk memperbaiki bug-bug yang di <text:tab/>temukan.</text:p>
      <text:p text:style-name="P3"><text:tab/></text:p>
      <text:list xml:id="list572358472" text:continue-numbering="true" text:style-name="L1">
        <text:list-item>
          <text:p text:style-name="P2">Tag <text:s/>(label/penanda)</text:p>
          <text:p text:style-name="P2"/>
          <text:p text:style-name="P4">Setelah proses testing dan perbaikan bug-bug dilakukan di branch, sehingga software sudah dianggap cukup stabil, maka dia akan di tandai (tag) untuk menandai software tersebut ( ex stable-1.0 atau release 1.0), perlu di ingat setelah di tag, tidak ada lagi perubahan-perubahan software, jika di temukan bugs baru setelah fase ini, maka akan di develop versi selanjutnya ( versi minor, misalnya v.1.0.1) dan akan di buat tag baru dengan nama v.1.0.1, karena tujuan dari tags adalah untuk menandai proses development. </text:p>
        </text:list-item>
      </text:list>
      <text:p text:style-name="P3"><text:soft-page-break/></text:p>
      <text:p text:style-name="P3">Dari keterangan diatas, diharapkan anda sudah mengetahui fungsi dari trunk, branch dan tag.</text:p>
      <text:p text:style-name="P3"/>
      <text:p text:style-name="P3">untuk Semakin memudahkan anda, maka akan dijelaskan dengan study case berikut ini.</text:p>
      <text:p text:style-name="P3"/>
      <text:p text:style-name="P3">Developer melakukan <text:span text:style-name="T2">commit</text:span> semua perkerjaan ke dalam trunk, mereka menambahkan fiture, bug fixing, development di sini</text:p>
      <text:p text:style-name="P3"/>
      <text:p text:style-name="P3">Setelah team merasa bahwa software siap untuk di release, trunk akan di copy kedalam branch ( ex:release1.0), maka trunk akan di copy kedalam /branch/releasi-1.0<text:line-break/></text:p>
      <text:p text:style-name="P3">Team meneruskan proses development, disisi lain team juga melakukan development untuk versi terbaru ( misalnya versi 2.0), maka mereka melakukan development kembali di dalam trunk, jika bug di temukan di kedua lokasi, maka dilakukan porting perbaikan secara bolak-balik seperlunya.<text:line-break/></text:p>
      <text:p text:style-name="P3">Setelah proses terting dan dirasa software versi 1.0 sudah cukup stabil, maka akan di tag(tandai), dan inilah yang akan di releasi ke <text:span text:style-name="T2">customer</text:span>, dan branch release-1.0 akan di 'bekukan' <text:s/>tepat sebelum software di tag.</text:p>
      <text:p text:style-name="P3"/>
      <text:p text:style-name="P3">Project-project di dalam branch terus di <text:span text:style-name="T2">maintenance</text:span>, sembari proses development versi 2.0 terus di lakukan di trunk, bug-bug yang di temukan di dalam branch/release-1.0 di akumulasikan, dan manajemen mungkin akan memutuskan untuk merelease versi minor 1.0.1 sebagai perbaikan dari versi 1.0 sebelumnya. Maka program-program terbaru hasil update di branch akan di buat tag baru bernama 1.0.1 dan package siap untuk di releas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22:28</meta:creation-date>
    <dc:date>2014-03-13T13:14:24</dc:date>
    <meta:editing-duration>PT51M6S</meta:editing-duration>
    <meta:editing-cycles>62</meta:editing-cycles>
    <meta:generator>LibreOffice/3.5$Linux_x86 LibreOffice_project/350m1$Build-2</meta:generator>
    <meta:document-statistic meta:table-count="0" meta:image-count="0" meta:object-count="0" meta:page-count="3" meta:paragraph-count="21" meta:word-count="604" meta:character-count="4116" meta:non-whitespace-character-count="3518"/>
  </office:meta>
</office:document-meta>
</file>